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071in"/>
    </style:style>
    <style:style style:name="co3" style:family="table-column">
      <style:table-column-properties fo:break-before="auto" style:column-width="1.2437in"/>
    </style:style>
    <style:style style:name="co4" style:family="table-column">
      <style:table-column-properties fo:break-before="auto" style:column-width="1.6925in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vertical-align="top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7" table:default-cell-style-name="Default"/>
        <table:table-row table:style-name="ro2">
          <table:table-cell table:style-name="ce1" office:value-type="string">
            <text:p>[b]Count[/b]</text:p>
          </table:table-cell>
          <table:table-cell table:style-name="ce3" office:value-type="string">
            <text:p>[b]Caliber[/b]</text:p>
          </table:table-cell>
          <table:table-cell table:style-name="ce3" office:value-type="string">
            <text:p>[b]Type[/b]</text:p>
          </table:table-cell>
          <table:table-cell table:style-name="ce3" office:value-type="string">
            <text:p>[b]Supported Addons[/b]</text:p>
          </table:table-cell>
          <table:table-cell table:style-name="ce3"/>
          <table:table-cell table:style-name="ce4" office:value-type="string" table:number-columns-spanned="6" table:number-rows-spanned="17">
            <text:p>1. Fill out list</text:p>
            <text:p>2. Copy list</text:p>
            <text:p>3. Paste to: <text:a xlink:href="http://pressbin.com/tools/excel_to_html_table/index.html">http://pressbin.com/tools/excel_to_html_table/index.html</text:a></text:p>
            <text:p>4. Configure the output with no line breaks</text:p>
            <text:p>5. Copy output to Notepad++</text:p>
            <text:p>6. Replace &lt; and &gt; with [ and ] respectively</text:p>
          </table:table-cell>
          <table:covered-table-cell table:number-columns-repeated="5"/>
        </table:table-row>
        <table:table-row table:style-name="ro2">
          <table:table-cell office:value-type="float" office:value="400">
            <text:p>400</text:p>
          </table:table-cell>
          <table:table-cell office:value-type="string">
            <text:p>12.7x99 mm</text:p>
          </table:table-cell>
          <table:table-cell office:value-type="string">
            <text:p>Ball</text:p>
          </table:table-cell>
          <table:table-cell office:value-type="string">
            <text:p>RHS</text:p>
          </table:table-cell>
          <table:table-cell/>
          <table:covered-table-cell table:number-columns-repeated="6"/>
        </table:table-row>
        <table:table-row table:style-name="ro2">
          <table:table-cell office:value-type="float" office:value="400">
            <text:p>400</text:p>
          </table:table-cell>
          <table:table-cell office:value-type="string">
            <text:p>12.7x99 mm</text:p>
          </table:table-cell>
          <table:table-cell office:value-type="string">
            <text:p>Red Tracer</text:p>
          </table:table-cell>
          <table:table-cell office:value-type="string">
            <text:p>RHS</text:p>
          </table:table-cell>
          <table:table-cell/>
          <table:covered-table-cell table:number-columns-repeated="6"/>
        </table:table-row>
        <table:table-row table:style-name="ro2">
          <table:table-cell office:value-type="float" office:value="400">
            <text:p>400</text:p>
          </table:table-cell>
          <table:table-cell office:value-type="string">
            <text:p>12.7x99 mm</text:p>
          </table:table-cell>
          <table:table-cell office:value-type="string">
            <text:p>SLAP</text:p>
          </table:table-cell>
          <table:table-cell office:value-type="string">
            <text:p>RHS</text:p>
          </table:table-cell>
          <table:table-cell/>
          <table:covered-table-cell table:number-columns-repeated="6"/>
        </table:table-row>
        <table:table-row table:style-name="ro2">
          <table:table-cell office:value-type="float" office:value="400">
            <text:p>400</text:p>
          </table:table-cell>
          <table:table-cell office:value-type="string">
            <text:p>12.7x99 mm</text:p>
          </table:table-cell>
          <table:table-cell office:value-type="string">
            <text:p>SLAP Red Tracer</text:p>
          </table:table-cell>
          <table:table-cell office:value-type="string">
            <text:p>RHS</text:p>
          </table:table-cell>
          <table:table-cell/>
          <table:covered-table-cell table:number-columns-repeated="6"/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12.7x99 mm</text:p>
          </table:table-cell>
          <table:table-cell office:value-type="string">
            <text:p>Ball</text:p>
          </table:table-cell>
          <table:table-cell office:value-type="string">
            <text:p>Vanilla, RHS</text:p>
          </table:table-cell>
          <table:table-cell/>
          <table:covered-table-cell table:number-columns-repeated="6"/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12.7x99 mm</text:p>
          </table:table-cell>
          <table:table-cell office:value-type="string">
            <text:p>Red Tracer</text:p>
          </table:table-cell>
          <table:table-cell office:value-type="string">
            <text:p>Vanilla, RHS</text:p>
          </table:table-cell>
          <table:table-cell/>
          <table:covered-table-cell table:number-columns-repeated="6"/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12.7x99 mm</text:p>
          </table:table-cell>
          <table:table-cell office:value-type="string">
            <text:p>Yellow Tracer</text:p>
          </table:table-cell>
          <table:table-cell office:value-type="string">
            <text:p>Vanilla</text:p>
          </table:table-cell>
          <table:table-cell/>
          <table:covered-table-cell table:number-columns-repeated="6"/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12.7x99 mm</text:p>
          </table:table-cell>
          <table:table-cell office:value-type="string">
            <text:p>Green Tracer</text:p>
          </table:table-cell>
          <table:table-cell office:value-type="string">
            <text:p>Vanilla</text:p>
          </table:table-cell>
          <table:table-cell/>
          <table:covered-table-cell table:number-columns-repeated="6"/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12.7x99 mm</text:p>
          </table:table-cell>
          <table:table-cell office:value-type="string">
            <text:p>SLAP</text:p>
          </table:table-cell>
          <table:table-cell office:value-type="string">
            <text:p>RHS</text:p>
          </table:table-cell>
          <table:table-cell/>
          <table:covered-table-cell table:number-columns-repeated="6"/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12.7x99 mm</text:p>
          </table:table-cell>
          <table:table-cell office:value-type="string">
            <text:p>SLAP Red Tracer</text:p>
          </table:table-cell>
          <table:table-cell office:value-type="string">
            <text:p>RHS</text:p>
          </table:table-cell>
          <table:table-cell/>
          <table:covered-table-cell table:number-columns-repeated="6"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12.7x99 mm</text:p>
          </table:table-cell>
          <table:table-cell office:value-type="string">
            <text:p>Ball</text:p>
          </table:table-cell>
          <table:table-cell office:value-type="string">
            <text:p>Vanilla, RHS, CUP</text:p>
          </table:table-cell>
          <table:table-cell/>
          <table:covered-table-cell table:number-columns-repeated="6"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12.7x99 mm</text:p>
          </table:table-cell>
          <table:table-cell office:value-type="string">
            <text:p>Red Tracer</text:p>
          </table:table-cell>
          <table:table-cell office:value-type="string">
            <text:p>Vanilla, RHS, CUP, 3CB</text:p>
          </table:table-cell>
          <table:table-cell/>
          <table:covered-table-cell table:number-columns-repeated="6"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12.7x99 mm</text:p>
          </table:table-cell>
          <table:table-cell office:value-type="string">
            <text:p>Yellow Tracer</text:p>
          </table:table-cell>
          <table:table-cell office:value-type="string">
            <text:p>Vanilla, CUP</text:p>
          </table:table-cell>
          <table:table-cell/>
          <table:covered-table-cell table:number-columns-repeated="6"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12.7x99 mm</text:p>
          </table:table-cell>
          <table:table-cell office:value-type="string">
            <text:p>Green Tracer</text:p>
          </table:table-cell>
          <table:table-cell office:value-type="string">
            <text:p>Vanilla, CUP</text:p>
          </table:table-cell>
          <table:table-cell/>
          <table:covered-table-cell table:number-columns-repeated="6"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12.7x99 mm</text:p>
          </table:table-cell>
          <table:table-cell office:value-type="string">
            <text:p>White Tracer</text:p>
          </table:table-cell>
          <table:table-cell office:value-type="string">
            <text:p>CUP</text:p>
          </table:table-cell>
          <table:table-cell/>
          <table:covered-table-cell table:number-columns-repeated="6"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12.7x99 mm</text:p>
          </table:table-cell>
          <table:table-cell office:value-type="string">
            <text:p>SLAP</text:p>
          </table:table-cell>
          <table:table-cell office:value-type="string">
            <text:p>RHS</text:p>
          </table:table-cell>
          <table:table-cell/>
          <table:covered-table-cell table:number-columns-repeated="6"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12.7x99 mm</text:p>
          </table:table-cell>
          <table:table-cell office:value-type="string">
            <text:p>SLAP Red Tracer</text:p>
          </table:table-cell>
          <table:table-cell office:value-type="string">
            <text:p>RHS</text:p>
          </table:table-cell>
          <table:table-cell table:number-columns-repeated="7"/>
        </table:table-row>
        <table:table-row table:style-name="ro2">
          <table:table-cell office:value-type="float" office:value="130">
            <text:p>130</text:p>
          </table:table-cell>
          <table:table-cell office:value-type="string">
            <text:p>.338 Magnum</text:p>
          </table:table-cell>
          <table:table-cell office:value-type="string">
            <text:p>Ball</text:p>
          </table:table-cell>
          <table:table-cell office:value-type="string">
            <text:p>Vanilla</text:p>
          </table:table-cell>
          <table:table-cell table:number-columns-repeated="7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40 mm</text:p>
          </table:table-cell>
          <table:table-cell office:value-type="string">
            <text:p>HEDP</text:p>
          </table:table-cell>
          <table:table-cell office:value-type="string">
            <text:p>3CB</text:p>
          </table:table-cell>
          <table:table-cell table:number-columns-repeated="7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40 mm</text:p>
          </table:table-cell>
          <table:table-cell office:value-type="string">
            <text:p>HEDP</text:p>
          </table:table-cell>
          <table:table-cell office:value-type="string">
            <text:p>RHS, CUP</text:p>
          </table:table-cell>
          <table:table-cell table:number-columns-repeated="7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40 mm</text:p>
          </table:table-cell>
          <table:table-cell office:value-type="string">
            <text:p>Canister</text:p>
          </table:table-cell>
          <table:table-cell office:value-type="string">
            <text:p>RHS</text:p>
          </table:table-cell>
          <table:table-cell table:number-columns-repeated="7"/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40 mm</text:p>
          </table:table-cell>
          <table:table-cell office:value-type="string">
            <text:p>HEDP</text:p>
          </table:table-cell>
          <table:table-cell office:value-type="string">
            <text:p>Vanilla, RHS</text:p>
          </table:table-cell>
          <table:table-cell table:number-columns-repeated="7"/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40 mm</text:p>
          </table:table-cell>
          <table:table-cell office:value-type="string">
            <text:p>Canister</text:p>
          </table:table-cell>
          <table:table-cell office:value-type="string">
            <text:p>RHS</text:p>
          </table:table-cell>
          <table:table-cell table:number-columns-repeated="7"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7.62x51 mm</text:p>
          </table:table-cell>
          <table:table-cell office:value-type="string">
            <text:p>Ball</text:p>
          </table:table-cell>
          <table:table-cell office:value-type="string">
            <text:p>CUP</text:p>
          </table:table-cell>
          <table:table-cell table:number-columns-repeated="7"/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7.62x51 mm</text:p>
          </table:table-cell>
          <table:table-cell office:value-type="string">
            <text:p>EPR</text:p>
          </table:table-cell>
          <table:table-cell office:value-type="string">
            <text:p>RHS</text:p>
          </table:table-cell>
          <table:table-cell table:number-columns-repeated="7"/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7.62x51 mm</text:p>
          </table:table-cell>
          <table:table-cell office:value-type="string">
            <text:p>Ball</text:p>
          </table:table-cell>
          <table:table-cell office:value-type="string">
            <text:p>RHS, 3CB</text:p>
          </table:table-cell>
          <table:table-cell table:number-columns-repeated="7"/>
        </table:table-row>
        <table:table-row table:style-name="ro2">
          <table:table-cell office:value-type="float" office:value="2000">
            <text:p>2000</text:p>
          </table:table-cell>
          <table:table-cell office:value-type="string">
            <text:p>7.62x51 mm</text:p>
          </table:table-cell>
          <table:table-cell office:value-type="string">
            <text:p>Red Tracer</text:p>
          </table:table-cell>
          <table:table-cell office:value-type="string">
            <text:p>Vanilla, CUP</text:p>
          </table:table-cell>
          <table:table-cell table:number-columns-repeated="7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TOW Missile</text:p>
          </table:table-cell>
          <table:table-cell office:value-type="string">
            <text:p>A</text:p>
          </table:table-cell>
          <table:table-cell office:value-type="string">
            <text:p>RHS</text:p>
          </table:table-cell>
          <table:table-cell table:number-columns-repeated="7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TOW Missile</text:p>
          </table:table-cell>
          <table:table-cell office:value-type="string">
            <text:p>B</text:p>
          </table:table-cell>
          <table:table-cell office:value-type="string">
            <text:p>RHS</text:p>
          </table:table-cell>
          <table:table-cell table:number-columns-repeated="7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TOW Missile</text:p>
          </table:table-cell>
          <table:table-cell office:value-type="string">
            <text:p>C</text:p>
          </table:table-cell>
          <table:table-cell office:value-type="string">
            <text:p>RHS</text:p>
          </table:table-cell>
          <table:table-cell table:number-columns-repeated="7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TOW Missile</text:p>
          </table:table-cell>
          <table:table-cell office:value-type="string">
            <text:p>D</text:p>
          </table:table-cell>
          <table:table-cell office:value-type="string">
            <text:p>RHS</text:p>
          </table:table-cell>
          <table:table-cell table:number-columns-repeated="7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TOW Missile</text:p>
          </table:table-cell>
          <table:table-cell office:value-type="string">
            <text:p>E</text:p>
          </table:table-cell>
          <table:table-cell office:value-type="string">
            <text:p>RHS, CUP</text:p>
          </table:table-cell>
          <table:table-cell table:number-columns-repeated="7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TOW Missile</text:p>
          </table:table-cell>
          <table:table-cell office:value-type="string">
            <text:p>F</text:p>
          </table:table-cell>
          <table:table-cell office:value-type="string">
            <text:p>RHS</text:p>
          </table:table-cell>
          <table:table-cell table:number-columns-repeated="7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TOW Missile</text:p>
          </table:table-cell>
          <table:table-cell office:value-type="string">
            <text:p>F (Aero)</text:p>
          </table:table-cell>
          <table:table-cell office:value-type="string">
            <text:p>RHS</text:p>
          </table:table-cell>
          <table:table-cell table:number-columns-repeated="7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TOW Missile</text:p>
          </table:table-cell>
          <table:table-cell office:value-type="string">
            <text:p>H (Bunker Buster)</text:p>
          </table:table-cell>
          <table:table-cell office:value-type="string">
            <text:p>RHS</text:p>
          </table:table-cell>
          <table:table-cell table:number-columns-repeated="7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Titan Missile</text:p>
          </table:table-cell>
          <table:table-cell office:value-type="string">
            <text:p>AT</text:p>
          </table:table-cell>
          <table:table-cell office:value-type="string">
            <text:p>Vanilla</text:p>
          </table:table-cell>
          <table:table-cell table:number-columns-repeated="7"/>
        </table:table-row>
        <table:table-row table:style-name="ro2" table:number-rows-repeated="1048538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10">10/10/2021</text:date>, <text:time>15:38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3T20:06:22.74</meta:creation-date>
    <meta:generator>OpenOffice/4.1.6$Win32 OpenOffice.org_project/416m1$Build-9790</meta:generator>
    <dc:date>2021-10-10T15:38:25.52</dc:date>
    <meta:editing-duration>PT46M22S</meta:editing-duration>
    <meta:editing-cycles>8</meta:editing-cycles>
    <meta:document-statistic meta:table-count="3" meta:cell-count="149" meta:object-count="0"/>
  </office:meta>
</office:document-meta>
</file>